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37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Whenever behavior changes, record the timestamp and behavior.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Use one of the following labels: clockwise, anticlockwise, R-turn, L-tur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 turn is recorded at its very beginning, accurate to the second. It ends after the shark has fully straightened out.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urn direction is from the perspective of the shark. Clockwise or anticlockwise is from the overhead perspective of the camera.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nce we have a high ratio of straight swimming to turning, we will only count clean, full turns.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3" office:value-type="date" office:date-value="2017-06-15" calcext:value-type="date">
            <text:p>06/15/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time" office:time-value="PT16H18M46S" calcext:value-type="time">
            <text:p>16:18:46</text:p>
          </table:table-cell>
          <table:table-cell office:value-type="string" calcext:value-type="string">
            <text:p>clockwise</text:p>
          </table:table-cell>
          <table:table-cell table:style-name="ce4" table:formula="of:=[.A10]+[.$B$7]" office:value-type="date" office:date-value="2017-06-15T16:18:46" calcext:value-type="date">
            <text:p>2017/06/15 16:18:46</text:p>
          </table:table-cell>
          <table:table-cell/>
        </table:table-row>
        <table:table-row table:style-name="ro1">
          <table:table-cell office:value-type="time" office:time-value="PT16H18M47S" calcext:value-type="time">
            <text:p>16:18:47</text:p>
          </table:table-cell>
          <table:table-cell office:value-type="string" calcext:value-type="string">
            <text:p>R-turn</text:p>
          </table:table-cell>
          <table:table-cell table:style-name="ce4" table:formula="of:=[.A11]+[.$B$7]" office:value-type="date" office:date-value="2017-06-15T16:18:47" calcext:value-type="date">
            <text:p>2017/06/15 16:18:47</text:p>
          </table:table-cell>
          <table:table-cell/>
        </table:table-row>
        <table:table-row table:style-name="ro1">
          <table:table-cell office:value-type="time" office:time-value="PT16H18M49S" calcext:value-type="time">
            <text:p>16:18:49</text:p>
          </table:table-cell>
          <table:table-cell office:value-type="string" calcext:value-type="string">
            <text:p>anticlockwise</text:p>
          </table:table-cell>
          <table:table-cell table:style-name="ce4" table:formula="of:=[.A12]+[.$B$7]" office:value-type="date" office:date-value="2017-06-15T16:18:49" calcext:value-type="date">
            <text:p>2017/06/15 16:18:49</text:p>
          </table:table-cell>
          <table:table-cell/>
        </table:table-row>
        <table:table-row table:style-name="ro1">
          <table:table-cell office:value-type="time" office:time-value="PT16H19M04S" calcext:value-type="time">
            <text:p>16:19:04</text:p>
          </table:table-cell>
          <table:table-cell office:value-type="string" calcext:value-type="string">
            <text:p>L-turn</text:p>
          </table:table-cell>
          <table:table-cell table:style-name="ce4" table:formula="of:=[.A13]+[.$B$7]" office:value-type="date" office:date-value="2017-06-15T16:19:04" calcext:value-type="date">
            <text:p>2017/06/15 16:19:04</text:p>
          </table:table-cell>
          <table:table-cell/>
        </table:table-row>
        <table:table-row table:style-name="ro1">
          <table:table-cell office:value-type="time" office:time-value="PT16H19M06S" calcext:value-type="time">
            <text:p>16:19:06</text:p>
          </table:table-cell>
          <table:table-cell office:value-type="string" calcext:value-type="string">
            <text:p>clockwise</text:p>
          </table:table-cell>
          <table:table-cell table:style-name="ce4" table:formula="of:=[.A14]+[.$B$7]" office:value-type="date" office:date-value="2017-06-15T16:19:06" calcext:value-type="date">
            <text:p>2017/06/15 16:19:06</text:p>
          </table:table-cell>
          <table:table-cell/>
        </table:table-row>
        <table:table-row table:style-name="ro1">
          <table:table-cell office:value-type="time" office:time-value="PT16H19M50S" calcext:value-type="time">
            <text:p>16:19:50</text:p>
          </table:table-cell>
          <table:table-cell office:value-type="string" calcext:value-type="string">
            <text:p>R-turn</text:p>
          </table:table-cell>
          <table:table-cell table:style-name="ce4" table:formula="of:=[.A15]+[.$B$7]" office:value-type="date" office:date-value="2017-06-15T16:19:49.999999" calcext:value-type="date">
            <text:p>2017/06/15 16:19:50</text:p>
          </table:table-cell>
          <table:table-cell/>
        </table:table-row>
        <table:table-row table:style-name="ro1">
          <table:table-cell office:value-type="time" office:time-value="PT16H19M53S" calcext:value-type="time">
            <text:p>16:19:53</text:p>
          </table:table-cell>
          <table:table-cell office:value-type="string" calcext:value-type="string">
            <text:p>anticlockwise</text:p>
          </table:table-cell>
          <table:table-cell table:style-name="ce4" table:formula="of:=[.A16]+[.$B$7]" office:value-type="date" office:date-value="2017-06-15T16:19:53" calcext:value-type="date">
            <text:p>2017/06/15 16:19:53</text:p>
          </table:table-cell>
          <table:table-cell/>
        </table:table-row>
        <table:table-row table:style-name="ro1">
          <table:table-cell office:value-type="time" office:time-value="PT16H20M18S" calcext:value-type="time">
            <text:p>16:20:18</text:p>
          </table:table-cell>
          <table:table-cell office:value-type="string" calcext:value-type="string">
            <text:p>R-turn</text:p>
          </table:table-cell>
          <table:table-cell table:style-name="ce4" table:formula="of:=[.A17]+[.$B$7]" office:value-type="date" office:date-value="2017-06-15T16:20:18" calcext:value-type="date">
            <text:p>2017/06/15 16:20:18</text:p>
          </table:table-cell>
          <table:table-cell/>
        </table:table-row>
        <table:table-row table:style-name="ro1">
          <table:table-cell office:value-type="time" office:time-value="PT16H20M21S" calcext:value-type="time">
            <text:p>16:20:21</text:p>
          </table:table-cell>
          <table:table-cell office:value-type="string" calcext:value-type="string">
            <text:p>clockwise</text:p>
          </table:table-cell>
          <table:table-cell table:style-name="ce4" table:formula="of:=[.A18]+[.$B$7]" office:value-type="date" office:date-value="2017-06-15T16:20:21" calcext:value-type="date">
            <text:p>2017/06/15 16:20:21</text:p>
          </table:table-cell>
          <table:table-cell/>
        </table:table-row>
        <table:table-row table:style-name="ro1">
          <table:table-cell office:value-type="time" office:time-value="PT16H32M40S" calcext:value-type="time">
            <text:p>16:32:40</text:p>
          </table:table-cell>
          <table:table-cell office:value-type="string" calcext:value-type="string">
            <text:p>L-turn</text:p>
          </table:table-cell>
          <table:table-cell table:style-name="ce4" table:formula="of:=[.A19]+[.$B$7]" office:value-type="date" office:date-value="2017-06-15T16:32:40" calcext:value-type="date">
            <text:p>2017/06/15 16:32:40</text:p>
          </table:table-cell>
          <table:table-cell/>
        </table:table-row>
        <table:table-row table:style-name="ro1">
          <table:table-cell office:value-type="time" office:time-value="PT16H32M42S" calcext:value-type="time">
            <text:p>16:32:42</text:p>
          </table:table-cell>
          <table:table-cell office:value-type="string" calcext:value-type="string">
            <text:p>anticlockwise</text:p>
          </table:table-cell>
          <table:table-cell table:style-name="ce4" table:formula="of:=[.A20]+[.$B$7]" office:value-type="date" office:date-value="2017-06-15T16:32:42" calcext:value-type="date">
            <text:p>2017/06/15 16:32:42</text:p>
          </table:table-cell>
          <table:table-cell/>
        </table:table-row>
        <table:table-row table:style-name="ro1">
          <table:table-cell office:value-type="time" office:time-value="PT16H33M17S" calcext:value-type="time">
            <text:p>16:33:17</text:p>
          </table:table-cell>
          <table:table-cell office:value-type="string" calcext:value-type="string">
            <text:p>L-turn</text:p>
          </table:table-cell>
          <table:table-cell table:style-name="ce4" table:formula="of:=[.A21]+[.$B$7]" office:value-type="date" office:date-value="2017-06-15T16:33:17" calcext:value-type="date">
            <text:p>2017/06/15 16:33:17</text:p>
          </table:table-cell>
          <table:table-cell/>
        </table:table-row>
        <table:table-row table:style-name="ro1">
          <table:table-cell office:value-type="time" office:time-value="PT16H33M19S" calcext:value-type="time">
            <text:p>16:33:19</text:p>
          </table:table-cell>
          <table:table-cell office:value-type="string" calcext:value-type="string">
            <text:p>clockwise</text:p>
          </table:table-cell>
          <table:table-cell table:style-name="ce4" table:formula="of:=[.A22]+[.$B$7]" office:value-type="date" office:date-value="2017-06-15T16:33:19" calcext:value-type="date">
            <text:p>2017/06/15 16:33:19</text:p>
          </table:table-cell>
          <table:table-cell/>
        </table:table-row>
        <table:table-row table:style-name="ro1">
          <table:table-cell office:value-type="time" office:time-value="PT16H35M12S" calcext:value-type="time">
            <text:p>16:35:12</text:p>
          </table:table-cell>
          <table:table-cell office:value-type="string" calcext:value-type="string">
            <text:p>R-turn</text:p>
          </table:table-cell>
          <table:table-cell table:style-name="ce4" table:formula="of:=[.A23]+[.$B$7]" office:value-type="date" office:date-value="2017-06-15T16:35:12" calcext:value-type="date">
            <text:p>2017/06/15 16:35:12</text:p>
          </table:table-cell>
          <table:table-cell/>
        </table:table-row>
        <table:table-row table:style-name="ro1">
          <table:table-cell office:value-type="time" office:time-value="PT16H35M15S" calcext:value-type="time">
            <text:p>16:35:15</text:p>
          </table:table-cell>
          <table:table-cell office:value-type="string" calcext:value-type="string">
            <text:p>anticlockwise</text:p>
          </table:table-cell>
          <table:table-cell table:style-name="ce4" table:formula="of:=[.A24]+[.$B$7]" office:value-type="date" office:date-value="2017-06-15T16:35:14.999999" calcext:value-type="date">
            <text:p>2017/06/15 16:35:15</text:p>
          </table:table-cell>
          <table:table-cell/>
        </table:table-row>
        <table:table-row table:style-name="ro1">
          <table:table-cell office:value-type="time" office:time-value="PT16H36M06S" calcext:value-type="time">
            <text:p>16:36:06</text:p>
          </table:table-cell>
          <table:table-cell office:value-type="string" calcext:value-type="string">
            <text:p>clockwise</text:p>
          </table:table-cell>
          <table:table-cell table:style-name="ce4" table:formula="of:=[.A25]+[.$B$7]" office:value-type="date" office:date-value="2017-06-15T16:36:06" calcext:value-type="date">
            <text:p>2017/06/15 16:36:06</text:p>
          </table:table-cell>
          <table:table-cell office:value-type="string" calcext:value-type="string">
            <text:p>Got here using an unclean wall-bump left turn, so I don’t count it</text:p>
          </table:table-cell>
        </table:table-row>
        <table:table-row table:style-name="ro1">
          <table:table-cell office:value-type="time" office:time-value="PT16H37M48S" calcext:value-type="time">
            <text:p>16:37:48</text:p>
          </table:table-cell>
          <table:table-cell office:value-type="string" calcext:value-type="string">
            <text:p>R-turn</text:p>
          </table:table-cell>
          <table:table-cell table:style-name="ce4" table:formula="of:=[.A26]+[.$B$7]" office:value-type="date" office:date-value="2017-06-15T16:37:47.999999" calcext:value-type="date">
            <text:p>2017/06/15 16:37:48</text:p>
          </table:table-cell>
          <table:table-cell/>
        </table:table-row>
        <table:table-row table:style-name="ro1">
          <table:table-cell office:value-type="time" office:time-value="PT16H37M50S" calcext:value-type="time">
            <text:p>16:37:50</text:p>
          </table:table-cell>
          <table:table-cell office:value-type="string" calcext:value-type="string">
            <text:p>anticlockwise</text:p>
          </table:table-cell>
          <table:table-cell table:style-name="ce4" table:formula="of:=[.A27]+[.$B$7]" office:value-type="date" office:date-value="2017-06-15T16:37:49.999999" calcext:value-type="date">
            <text:p>2017/06/15 16:37:50</text:p>
          </table:table-cell>
          <table:table-cell/>
        </table:table-row>
        <table:table-row table:style-name="ro1">
          <table:table-cell office:value-type="time" office:time-value="PT16H37M58S" calcext:value-type="time">
            <text:p>16:37:58</text:p>
          </table:table-cell>
          <table:table-cell office:value-type="string" calcext:value-type="string">
            <text:p>L-turn</text:p>
          </table:table-cell>
          <table:table-cell table:style-name="ce4" table:formula="of:=[.A28]+[.$B$7]" office:value-type="date" office:date-value="2017-06-15T16:37:57.999999" calcext:value-type="date">
            <text:p>2017/06/15 16:37:58</text:p>
          </table:table-cell>
          <table:table-cell/>
        </table:table-row>
        <table:table-row table:style-name="ro1">
          <table:table-cell office:value-type="time" office:time-value="PT16H38M01S" calcext:value-type="time">
            <text:p>16:38:01</text:p>
          </table:table-cell>
          <table:table-cell office:value-type="string" calcext:value-type="string">
            <text:p>clockwise</text:p>
          </table:table-cell>
          <table:table-cell table:style-name="ce4" table:formula="of:=[.A29]+[.$B$7]" office:value-type="date" office:date-value="2017-06-15T16:38:01" calcext:value-type="date">
            <text:p>2017/06/15 16:38:01</text:p>
          </table:table-cell>
          <table:table-cell/>
        </table:table-row>
        <table:table-row table:style-name="ro1">
          <table:table-cell office:value-type="time" office:time-value="PT16H38M06S" calcext:value-type="time">
            <text:p>16:38:06</text:p>
          </table:table-cell>
          <table:table-cell office:value-type="string" calcext:value-type="string">
            <text:p>R-turn</text:p>
          </table:table-cell>
          <table:table-cell table:style-name="ce4" table:formula="of:=[.A30]+[.$B$7]" office:value-type="date" office:date-value="2017-06-15T16:38:06" calcext:value-type="date">
            <text:p>2017/06/15 16:38:06</text:p>
          </table:table-cell>
          <table:table-cell/>
        </table:table-row>
        <table:table-row table:style-name="ro1">
          <table:table-cell office:value-type="time" office:time-value="PT16H38M08S" calcext:value-type="time">
            <text:p>16:38:08</text:p>
          </table:table-cell>
          <table:table-cell office:value-type="string" calcext:value-type="string">
            <text:p>anticlockwise</text:p>
          </table:table-cell>
          <table:table-cell table:style-name="ce4" table:formula="of:=[.A31]+[.$B$7]" office:value-type="date" office:date-value="2017-06-15T16:38:08" calcext:value-type="date">
            <text:p>2017/06/15 16:38:08</text:p>
          </table:table-cell>
          <table:table-cell/>
        </table:table-row>
        <table:table-row table:style-name="ro1">
          <table:table-cell office:value-type="time" office:time-value="PT16H38M11S" calcext:value-type="time">
            <text:p>16:38:11</text:p>
          </table:table-cell>
          <table:table-cell office:value-type="string" calcext:value-type="string">
            <text:p>L-turn</text:p>
          </table:table-cell>
          <table:table-cell table:style-name="ce4" table:formula="of:=[.A32]+[.$B$7]" office:value-type="date" office:date-value="2017-06-15T16:38:11" calcext:value-type="date">
            <text:p>2017/06/15 16:38:11</text:p>
          </table:table-cell>
          <table:table-cell/>
        </table:table-row>
        <table:table-row table:style-name="ro1">
          <table:table-cell office:value-type="time" office:time-value="PT16H38M14S" calcext:value-type="time">
            <text:p>16:38:14</text:p>
          </table:table-cell>
          <table:table-cell office:value-type="string" calcext:value-type="string">
            <text:p>clockwise</text:p>
          </table:table-cell>
          <table:table-cell table:style-name="ce4" table:formula="of:=[.A33]+[.$B$7]" office:value-type="date" office:date-value="2017-06-15T16:38:14" calcext:value-type="date">
            <text:p>2017/06/15 16:38:14</text:p>
          </table:table-cell>
          <table:table-cell/>
        </table:table-row>
        <table:table-row table:style-name="ro1">
          <table:table-cell office:value-type="time" office:time-value="PT16H38M18S" calcext:value-type="time">
            <text:p>16:38:18</text:p>
          </table:table-cell>
          <table:table-cell office:value-type="string" calcext:value-type="string">
            <text:p>anticlockwise</text:p>
          </table:table-cell>
          <table:table-cell table:style-name="ce4" table:formula="of:=[.A34]+[.$B$7]" office:value-type="date" office:date-value="2017-06-15T16:38:17.999999" calcext:value-type="date">
            <text:p>2017/06/15 16:38:18</text:p>
          </table:table-cell>
          <table:table-cell office:value-type="string" calcext:value-type="string">
            <text:p>Another bump along the outside wall</text:p>
          </table:table-cell>
        </table:table-row>
        <table:table-row table:style-name="ro1">
          <table:table-cell office:value-type="time" office:time-value="PT16H38M25S" calcext:value-type="time">
            <text:p>16:38:25</text:p>
          </table:table-cell>
          <table:table-cell office:value-type="string" calcext:value-type="string">
            <text:p>L-turn</text:p>
          </table:table-cell>
          <table:table-cell table:style-name="ce4" table:formula="of:=[.A35]+[.$B$7]" office:value-type="date" office:date-value="2017-06-15T16:38:25" calcext:value-type="date">
            <text:p>2017/06/15 16:38:25</text:p>
          </table:table-cell>
          <table:table-cell/>
        </table:table-row>
        <table:table-row table:style-name="ro1">
          <table:table-cell office:value-type="time" office:time-value="PT16H38M27S" calcext:value-type="time">
            <text:p>16:38:27</text:p>
          </table:table-cell>
          <table:table-cell office:value-type="string" calcext:value-type="string">
            <text:p>clockwise</text:p>
          </table:table-cell>
          <table:table-cell table:style-name="ce4" table:formula="of:=[.A36]+[.$B$7]" office:value-type="date" office:date-value="2017-06-15T16:38:27" calcext:value-type="date">
            <text:p>2017/06/15 16:38:27</text:p>
          </table:table-cell>
          <table:table-cell/>
        </table:table-row>
        <table:table-row table:style-name="ro1">
          <table:table-cell office:value-type="time" office:time-value="PT16H39M03S" calcext:value-type="time">
            <text:p>16:39:03</text:p>
          </table:table-cell>
          <table:table-cell office:value-type="string" calcext:value-type="string">
            <text:p>R-turn</text:p>
          </table:table-cell>
          <table:table-cell table:style-name="ce4" table:formula="of:=[.A37]+[.$B$7]" office:value-type="date" office:date-value="2017-06-15T16:39:03" calcext:value-type="date">
            <text:p>2017/06/15 16:39:03</text:p>
          </table:table-cell>
          <table:table-cell/>
        </table:table-row>
        <table:table-row table:style-name="ro1">
          <table:table-cell office:value-type="time" office:time-value="PT16H39M06S" calcext:value-type="time">
            <text:p>16:39:06</text:p>
          </table:table-cell>
          <table:table-cell office:value-type="string" calcext:value-type="string">
            <text:p>anticlockwise</text:p>
          </table:table-cell>
          <table:table-cell table:style-name="ce4" table:formula="of:=[.A38]+[.$B$7]" office:value-type="date" office:date-value="2017-06-15T16:39:06" calcext:value-type="date">
            <text:p>2017/06/15 16:39:06</text:p>
          </table:table-cell>
          <table:table-cell/>
        </table:table-row>
        <table:table-row table:style-name="ro1">
          <table:table-cell office:value-type="time" office:time-value="PT16H39M13S" calcext:value-type="time">
            <text:p>16:39:13</text:p>
          </table:table-cell>
          <table:table-cell office:value-type="string" calcext:value-type="string">
            <text:p>L-turn</text:p>
          </table:table-cell>
          <table:table-cell table:style-name="ce4" table:formula="of:=[.A39]+[.$B$7]" office:value-type="date" office:date-value="2017-06-15T16:39:13" calcext:value-type="date">
            <text:p>2017/06/15 16:39:13</text:p>
          </table:table-cell>
          <table:table-cell/>
        </table:table-row>
        <table:table-row table:style-name="ro1">
          <table:table-cell office:value-type="time" office:time-value="PT16H39M15S" calcext:value-type="time">
            <text:p>16:39:15</text:p>
          </table:table-cell>
          <table:table-cell office:value-type="string" calcext:value-type="string">
            <text:p>clockwise</text:p>
          </table:table-cell>
          <table:table-cell table:style-name="ce4" table:formula="of:=[.A40]+[.$B$7]" office:value-type="date" office:date-value="2017-06-15T16:39:15" calcext:value-type="date">
            <text:p>2017/06/15 16:39:15</text:p>
          </table:table-cell>
          <table:table-cell/>
        </table:table-row>
        <table:table-row table:style-name="ro1">
          <table:table-cell office:value-type="time" office:time-value="PT16H47M08S" calcext:value-type="time">
            <text:p>16:47:08</text:p>
          </table:table-cell>
          <table:table-cell office:value-type="string" calcext:value-type="string">
            <text:p>R-turn</text:p>
          </table:table-cell>
          <table:table-cell table:style-name="ce4" table:formula="of:=[.A41]+[.$B$7]" office:value-type="date" office:date-value="2017-06-15T16:47:08" calcext:value-type="date">
            <text:p>2017/06/15 16:47:08</text:p>
          </table:table-cell>
          <table:table-cell/>
        </table:table-row>
        <table:table-row table:style-name="ro1">
          <table:table-cell office:value-type="time" office:time-value="PT16H47M11S" calcext:value-type="time">
            <text:p>16:47:11</text:p>
          </table:table-cell>
          <table:table-cell office:value-type="string" calcext:value-type="string">
            <text:p>anticlockwise</text:p>
          </table:table-cell>
          <table:table-cell table:style-name="ce4" table:formula="of:=[.A42]+[.$B$7]" office:value-type="date" office:date-value="2017-06-15T16:47:11" calcext:value-type="date">
            <text:p>2017/06/15 16:47:11</text:p>
          </table:table-cell>
          <table:table-cell/>
        </table:table-row>
        <table:table-row table:style-name="ro1">
          <table:table-cell office:value-type="time" office:time-value="PT16H47M18S" calcext:value-type="time">
            <text:p>16:47:18</text:p>
          </table:table-cell>
          <table:table-cell office:value-type="string" calcext:value-type="string">
            <text:p>L-turn</text:p>
          </table:table-cell>
          <table:table-cell table:style-name="ce4" table:formula="of:=[.A43]+[.$B$7]" office:value-type="date" office:date-value="2017-06-15T16:47:17.999999" calcext:value-type="date">
            <text:p>2017/06/15 16:47:18</text:p>
          </table:table-cell>
          <table:table-cell/>
        </table:table-row>
        <table:table-row table:style-name="ro1">
          <table:table-cell office:value-type="time" office:time-value="PT16H47M20S" calcext:value-type="time">
            <text:p>16:47:20</text:p>
          </table:table-cell>
          <table:table-cell office:value-type="string" calcext:value-type="string">
            <text:p>clockwise</text:p>
          </table:table-cell>
          <table:table-cell table:style-name="ce4" table:formula="of:=[.A44]+[.$B$7]" office:value-type="date" office:date-value="2017-06-15T16:47:20" calcext:value-type="date">
            <text:p>2017/06/15 16:47:20</text:p>
          </table:table-cell>
          <table:table-cell/>
        </table:table-row>
        <table:table-row table:style-name="ro1">
          <table:table-cell office:value-type="time" office:time-value="PT16H49M52S" calcext:value-type="time">
            <text:p>16:49:52</text:p>
          </table:table-cell>
          <table:table-cell office:value-type="string" calcext:value-type="string">
            <text:p>R-turn</text:p>
          </table:table-cell>
          <table:table-cell table:style-name="ce4" table:formula="of:=[.A45]+[.$B$7]" office:value-type="date" office:date-value="2017-06-15T16:49:52" calcext:value-type="date">
            <text:p>2017/06/15 16:49:52</text:p>
          </table:table-cell>
          <table:table-cell/>
        </table:table-row>
        <table:table-row table:style-name="ro1">
          <table:table-cell office:value-type="time" office:time-value="PT16H49M54S" calcext:value-type="time">
            <text:p>16:49:54</text:p>
          </table:table-cell>
          <table:table-cell office:value-type="string" calcext:value-type="string">
            <text:p>anticlockwise</text:p>
          </table:table-cell>
          <table:table-cell table:style-name="ce4" table:formula="of:=[.A46]+[.$B$7]" office:value-type="date" office:date-value="2017-06-15T16:49:54" calcext:value-type="date">
            <text:p>2017/06/15 16:49:54</text:p>
          </table:table-cell>
          <table:table-cell/>
        </table:table-row>
        <table:table-row table:style-name="ro1">
          <table:table-cell office:value-type="time" office:time-value="PT16H50M37S" calcext:value-type="time">
            <text:p>16:50:37</text:p>
          </table:table-cell>
          <table:table-cell office:value-type="string" calcext:value-type="string">
            <text:p>L-turn</text:p>
          </table:table-cell>
          <table:table-cell table:style-name="ce4" table:formula="of:=[.A47]+[.$B$7]" office:value-type="date" office:date-value="2017-06-15T16:50:36.999999" calcext:value-type="date">
            <text:p>2017/06/15 16:50:37</text:p>
          </table:table-cell>
          <table:table-cell/>
        </table:table-row>
        <table:table-row table:style-name="ro1">
          <table:table-cell office:value-type="time" office:time-value="PT16H50M39S" calcext:value-type="time">
            <text:p>16:50:39</text:p>
          </table:table-cell>
          <table:table-cell office:value-type="string" calcext:value-type="string">
            <text:p>clockwise</text:p>
          </table:table-cell>
          <table:table-cell table:style-name="ce4" table:formula="of:=[.A48]+[.$B$7]" office:value-type="date" office:date-value="2017-06-15T16:50:38.999999" calcext:value-type="date">
            <text:p>2017/06/15 16:50:39</text:p>
          </table:table-cell>
          <table:table-cell/>
        </table:table-row>
        <table:table-row table:style-name="ro1" table:number-rows-repeated="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53:21.941618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23:44.417500447</meta:creation-date>
    <dc:date>2017-08-09T15:54:56.790841314</dc:date>
    <meta:editing-duration>PT2H19M53S</meta:editing-duration>
    <meta:editing-cycles>27</meta:editing-cycles>
    <meta:generator>LibreOffice/5.1.6.2$Linux_X86_64 LibreOffice_project/10m0$Build-2</meta:generator>
    <meta:document-statistic meta:table-count="1" meta:cell-count="130" meta:object-count="0"/>
  </office:meta>
</office:document-meta>
</file>